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ba7ee" style:font-style-asian="normal" style:font-style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c4a0f" style:font-style-asian="normal" style:font-style-complex="normal"/>
    </style:style>
    <style:style style:name="P8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7a5ab" officeooo:paragraph-rsid="0027a5ab" style:font-style-asian="normal" style:font-style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7506" officeooo:paragraph-rsid="00297506" style:font-style-asian="normal" style:font-style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ad2c" officeooo:paragraph-rsid="0029ad2c" style:font-style-asian="normal" style:font-style-complex="normal"/>
    </style:style>
    <style:style style:name="P13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a53f7" officeooo:paragraph-rsid="002a53f7" style:font-style-asian="normal" style:font-style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1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1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17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ba7ee" style:font-style-asian="italic"/>
    </style:style>
    <style:style style:name="P18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c4a0f" style:font-style-asian="italic"/>
    </style:style>
    <style:style style:name="P1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e3434" style:font-style-asian="normal" style:font-style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e3434" style:font-style-asian="italic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fo:font-style="italic" officeooo:rsid="002ba7ee" style:font-style-asian="italic" style:font-style-complex="italic"/>
    </style:style>
    <style:style style:name="T9" style:family="text">
      <style:text-properties officeooo:rsid="001efb42"/>
    </style:style>
    <style:style style:name="T10" style:family="text">
      <style:text-properties officeooo:rsid="00224173"/>
    </style:style>
    <style:style style:name="T11" style:family="text">
      <style:text-properties officeooo:rsid="002411c5"/>
    </style:style>
    <style:style style:name="T12" style:family="text">
      <style:text-properties officeooo:rsid="0024cd58"/>
    </style:style>
    <style:style style:name="T13" style:family="text">
      <style:text-properties officeooo:rsid="002571cf"/>
    </style:style>
    <style:style style:name="T14" style:family="text">
      <style:text-properties officeooo:rsid="0025f72b"/>
    </style:style>
    <style:style style:name="T15" style:family="text">
      <style:text-properties style:text-position="super 58%" officeooo:rsid="0025f72b"/>
    </style:style>
    <style:style style:name="T16" style:family="text">
      <style:text-properties officeooo:rsid="002ba7ee"/>
    </style:style>
    <style:style style:name="T17" style:family="text">
      <style:text-properties officeooo:rsid="002c4a0f"/>
    </style:style>
    <style:style style:name="T18" style:family="text">
      <style:text-properties officeooo:rsid="002e34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14"><text:span text:style-name="T10">3</text:span> <text:span text:style-name="T9">July</text:span> 202<text:span text:style-name="T9">3</text:span></text:p>
      <text:p text:style-name="P3">11<text:span text:style-name="T9">17: </text:span><text:span text:style-name="T11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2">Did a test with A0 and it seems well-enough.</text:span></text:p>
      <text:p text:style-name="P15"><text:span text:style-name="T13">5</text:span> <text:span text:style-name="T9">July</text:span> 202<text:span text:style-name="T9">3</text:span></text:p>
      <text:p text:style-name="P4"><text:span text:style-name="T13">1408</text:span><text:span text:style-name="T9">: </text:span><text:span text:style-name="T13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16"><text:span text:style-name="T14">1</text:span> <text:span text:style-name="T9">J</text:span><text:span text:style-name="T14">anuary</text:span> 202<text:span text:style-name="T14">4</text:span></text:p>
      <text:p text:style-name="P5"><text:span text:style-name="T14">1613</text:span><text:span text:style-name="T9">: </text:span><text:span text:style-name="T14">After some slacktime, I resumed work the 22</text:span><text:span text:style-name="T15">nd</text:span><text:span text:style-name="T14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9">1617: Now I want to formally prepare the full BoM and align as I have a pending Mouser order that needs to be submitted tomorrow.</text:p>
      <text:p text:style-name="P10">1630: Formalizing this document will take some time. Let me pull the parts, mostly the resistors and capacitors, and check that the list is complete.</text:p>
      <text:p text:style-name="P11">1817: Just finished the BoM for the M6x09-I-SBC, as a template for how to do such in the future. I would really like to have each board fully assembled by machine. Now to pull the parts and see what Rodney maybe missing.</text:p>
      <text:p text:style-name="P12">1852: Reorganized the repository. Now is a bit clearer and more pragmatic. Will use the tables and the parts list sheet to know if I have all the bits. The big question is where did I get the DIP24-600?</text:p>
      <text:p text:style-name="P13">2110: Completed the BoM based on the tables from the book. Added a 32-pin PROM and the appropriate wirewrap socket for the additional storage via cartridge or tape. Let’s see what shakes. The list is ready and will cross-check tomorrow before sending the order.</text:p>
      <text:p text:style-name="P17"><text:span text:style-name="T16">3</text:span> <text:span text:style-name="T9">J</text:span><text:span text:style-name="T14">anuary</text:span> 202<text:span text:style-name="T14">4</text:span></text:p>
      <text:p text:style-name="P6"><text:soft-page-break/><text:span text:style-name="T16">1603</text:span><text:span text:style-name="T9">: </text:span><text:span text:style-name="T14">A</text:span><text:span text:style-name="T16">s, essentially, this project is a historical revisitation – not unlike the intent of spiritualists of the 1890s – with an emphasis on embodiment (very much so) I have elected to include the oldest discovered version of 86-DOS (predecessor of MS-DOS) that was an outgrowth of the 8-bit CP/M but targeted the new 16-bit 8086 in this GitHub repository. The idea is that software is very much a part of this journey and although the i8085 is capable clearly of CP/M, given its unique UI, this will only be explored in terms of the </text:span><text:span text:style-name="T8">program monitor</text:span><text:span text:style-name="T16"> that I have planned to be burned into the ROM, once I place it. I am contemplating a change in design to include it based on the design principles I have codified for the 6x09-II-SBC project.</text:span></text:p>
      <text:p text:style-name="P18"><text:span text:style-name="T17">10</text:span> <text:span text:style-name="T17">Ma</text:span><text:span text:style-name="T14">y</text:span> 202<text:span text:style-name="T14">4</text:span></text:p>
      <text:p text:style-name="P7"><text:span text:style-name="T17">948</text:span><text:span text:style-name="T9">: </text:span><text:span text:style-name="T17">I have come to the realization that there is work to be done on my ideal-metal initiative here in 8-bit land.</text:span></text:p>
      <text:p text:style-name="P20"><text:span text:style-name="T17">1</text:span><text:span text:style-name="T18">7</text:span> <text:span text:style-name="T17">Ma</text:span><text:span text:style-name="T14">y</text:span> 202<text:span text:style-name="T18">5</text:span></text:p>
      <text:p text:style-name="P19"><text:span text:style-name="T18">2005</text:span><text:span text:style-name="T9">: </text:span><text:span text:style-name="T18">This project is back to active status.</text:span><text:span text:style-name="T17"> 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7T20:53:06.996171442</dc:date>
    <meta:editing-duration>PT5H37M20S</meta:editing-duration>
    <meta:editing-cycles>23</meta:editing-cycles>
    <meta:generator>LibreOffice/7.4.7.2$Linux_AARCH64 LibreOffice_project/40$Build-2</meta:generator>
    <meta:document-statistic meta:table-count="0" meta:image-count="0" meta:object-count="0" meta:page-count="2" meta:paragraph-count="19" meta:word-count="581" meta:character-count="3174" meta:non-whitespace-character-count="2608"/>
  </office:meta>
</office:document-meta>
</file>